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loext:graphic-properties draw:fill-gradient-name="gradient" draw:fill-hatch-name="hatch"/>
      <style:paragraph-properties fo:margin-top="0cm" fo:margin-bottom="0.212cm" style:contextual-spacing="false" fo:line-height="150%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.212cm" style:contextual-spacing="false" fo:line-height="150%"/>
      <style:text-properties style:font-name="Arial" fo:font-size="16pt" fo:font-style="normal" fo:font-weight="normal" style:font-size-asian="14pt" style:font-style-asian="normal" style:font-weight-asian="normal" style:font-size-complex="16pt" style:font-style-complex="normal" style:font-weight-complex="normal"/>
    </style:style>
    <style:style style:name="P3" style:family="paragraph" style:parent-style-name="Title">
      <style:text-properties style:font-name="Arial" fo:font-size="16pt" officeooo:rsid="00198a9a" officeooo:paragraph-rsid="00198a9a" style:font-size-asian="14pt" style:font-size-complex="16pt"/>
    </style:style>
    <style:style style:name="P4" style:family="paragraph" style:parent-style-name="Footer" style:list-style-name="Numbering_20_123"/>
    <style:style style:name="P5" style:family="paragraph" style:parent-style-name="Footer" style:list-style-name="Numbering_20_123" style:master-page-name="Footnote">
      <loext:graphic-properties draw:fill="none"/>
      <style:paragraph-properties fo:margin-left="0.7cm" fo:margin-right="0cm" fo:text-align="start" style:justify-single-word="false" fo:hyphenation-ladder-count="no-limit" fo:text-indent="-0.7cm" style:auto-text-indent="false" style:page-number="2" fo:background-color="transparent" text:number-lines="false" text:line-number="0">
        <style:tab-stops>
          <style:tab-stop style:position="1.997cm" style:type="center"/>
          <style:tab-stop style:position="15.589cm" style:type="right"/>
        </style:tab-stops>
      </style:paragraph-properties>
      <style:text-properties fo:font-size="11pt" officeooo:rsid="001746d9" officeooo:paragraph-rsid="001746d9" style:font-size-asian="11pt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Footer" style:list-style-name="Numbering_20_123" style:master-page-name="Footnote">
      <loext:graphic-properties draw:fill="none"/>
      <style:paragraph-properties fo:margin-left="0.7cm" fo:margin-right="0cm" fo:text-align="start" style:justify-single-word="false" fo:hyphenation-ladder-count="no-limit" fo:text-indent="-0.7cm" style:auto-text-indent="false" style:page-number="2" fo:background-color="transparent" text:number-lines="false" text:line-number="0">
        <style:tab-stops>
          <style:tab-stop style:position="4.209cm" style:type="center"/>
          <style:tab-stop style:position="15.589cm" style:type="right"/>
        </style:tab-stops>
      </style:paragraph-properties>
      <style:text-properties fo:font-size="11pt" officeooo:rsid="001746d9" officeooo:paragraph-rsid="001746d9" style:font-size-asian="11pt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Footer" style:list-style-name="Numbering_20_123" style:master-page-name="Footnote">
      <loext:graphic-properties draw:fill="none"/>
      <style:paragraph-properties fo:margin-left="0.7cm" fo:margin-right="0cm" fo:text-align="start" style:justify-single-word="false" fo:hyphenation-ladder-count="no-limit" fo:text-indent="-0.7cm" style:auto-text-indent="false" style:page-number="2" fo:background-color="transparent" text:number-lines="false" text:line-number="0">
        <style:tab-stops>
          <style:tab-stop style:position="4.209cm" style:type="center"/>
          <style:tab-stop style:position="15.589cm" style:type="right"/>
        </style:tab-stops>
      </style:paragraph-properties>
      <style:text-properties fo:font-size="11pt" officeooo:rsid="001746d9" officeooo:paragraph-rsid="001746d9" style:font-size-asian="11pt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Header_20_and_20_Footer" style:list-style-name="Numbering_20_123">
      <style:paragraph-properties fo:text-align="start" style:justify-single-word="false">
        <style:tab-stops>
          <style:tab-stop style:position="3.584cm" style:type="center"/>
          <style:tab-stop style:position="15.589cm" style:type="right"/>
        </style:tab-stops>
      </style:paragraph-properties>
      <style:text-properties fo:font-size="11pt" officeooo:rsid="001746d9" officeooo:paragraph-rsid="001746d9" style:font-size-asian="11pt" style:font-size-complex="11pt"/>
    </style:style>
    <style:style style:name="P9" style:family="paragraph" style:parent-style-name="Text_20_body" style:list-style-name="L2">
      <loext:graphic-properties draw:fill-gradient-name="gradient" draw:fill-hatch-name="hatch"/>
      <style:paragraph-properties fo:margin-top="0cm" fo:margin-bottom="0.212cm" style:contextual-spacing="false" fo:line-height="150%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 style:list-style-name="L1">
      <loext:graphic-properties draw:fill-gradient-name="gradient" draw:fill-hatch-name="hatch"/>
      <style:paragraph-properties fo:margin-top="0cm" fo:margin-bottom="0.212cm" style:contextual-spacing="false" fo:line-height="150%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 style:list-style-name="L2">
      <loext:graphic-properties draw:fill-gradient-name="gradient" draw:fill-hatch-name="hatch"/>
      <style:paragraph-properties fo:margin-top="0cm" fo:margin-bottom="0.212cm" style:contextual-spacing="false" fo:line-height="150%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ext_20_body" style:list-style-name="L1">
      <loext:graphic-properties draw:fill-gradient-name="gradient" draw:fill-hatch-name="hatch"/>
      <style:paragraph-properties fo:margin-top="0cm" fo:margin-bottom="0.212cm" style:contextual-spacing="false" fo:line-height="150%"/>
    </style:style>
    <style:style style:name="P13" style:family="paragraph" style:parent-style-name="Text_20_body" style:list-style-name="L2">
      <loext:graphic-properties draw:fill-gradient-name="gradient" draw:fill-hatch-name="hatch"/>
      <style:paragraph-properties fo:margin-top="0cm" fo:margin-bottom="0.212cm" style:contextual-spacing="false" fo:line-height="150%"/>
    </style:style>
    <style:style style:name="T1" style:family="text">
      <style:text-properties officeooo:rsid="0018ce01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style:font-name="Arial" fo:font-size="11pt" officeooo:rsid="001746d9" style:font-size-asian="11pt" style:font-size-complex="11pt"/>
    </style:style>
    <style:style style:name="T4" style:family="text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1746d9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18ce01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style:font-name="Arial" fo:font-size="11pt" style:text-underline-style="none" style:font-size-asian="11pt" style:font-size-complex="11pt"/>
    </style:style>
    <style:style style:name="T8" style:family="text">
      <style:text-properties style:font-name="Arial" fo:font-size="11pt" style:text-underline-style="none" officeooo:rsid="001746d9" style:font-size-asian="11pt" style:font-size-complex="11pt"/>
    </style:style>
    <style:style style:name="T9" style:family="text">
      <style:text-properties officeooo:rsid="001746d9"/>
    </style:style>
    <style:style style:name="T10" style:family="text">
      <style:text-properties officeooo:rsid="0019a958"/>
    </style:style>
    <style:style style:name="T11" style:family="text">
      <style:text-properties fo:font-size="11pt" style:font-size-asian="9.60000038146973pt" style:font-size-complex="11pt"/>
    </style:style>
    <style:style style:name="T12" style:family="text">
      <style:text-properties fo:background-color="#eeeeee" loext:char-shading-value="0"/>
    </style:style>
    <style:style style:name="T13" style:family="text">
      <style:text-properties fo:background-color="#eeeeee" loext:char-shading-value="0"/>
    </style:style>
    <style:style style:name="T14" style:family="text">
      <style:text-properties fo:background-color="#ffffff" loext:char-shading-value="0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ÁCTICA 2</text:p>
      <text:p text:style-name="P2"/>
      <text:p text:style-name="P1">1. Contesta brevemente a las siguientes cuestiones.</text:p>
      <text:list xml:id="list2670633904" text:style-name="L1">
        <text:list-item>
          <text:p text:style-name="P12"><text:span text:style-name="T4">¿A qué nos referimos cuando hablamos de Implantar una aplicación?<text:line-break/></text:span><text:span text:style-name="T5">E</text:span><text:span text:style-name="T4">s todo aquel conjunto de tareas que se llevan a cabo desde la instalación del software hasta el mantenimiento del mismo</text:span><text:span text:style-name="T5"> que</text:span><text:span text:style-name="T4"> incluiría las tareas de configuración y los procedimientos de prueba y afinación del mismo</text:span><text:span text:style-name="T5">.</text:span></text:p>
        </text:list-item>
        <text:list-item>
          <text:p text:style-name="P10">Indica las diferencias entre un software libre y otro propietario<text:line-break/><text:span text:style-name="T9">El software libre te da su código fuente así como la libertad para usar el programa con cualquir propósito, estudiar el funcionamiento y adaptarlo a tus necesidades, distribuir copias y mejorar el programa y hacer públicas las mejoras.<text:line-break/>El software propietario solo te deja que lo utilices como el propierario quiere.</text:span></text:p>
        </text:list-item>
        <text:list-item>
          <text:p text:style-name="P12"><text:span text:style-name="T4">Indica las diferencias entre una licencia de distribución OEM y una Retail.<text:line-break/></text:span><text:span text:style-name="T5">La licencia </text:span><text:span text:style-name="T4">OEM (</text:span><text:span text:style-name="Emphasis"><text:span text:style-name="T4">Original Equipment Manufacturer</text:span></text:span><text:span text:style-name="T4">) son un</text:span><text:span text:style-name="T5"> </text:span><text:span text:style-name="Strong_20_Emphasis"><text:span text:style-name="T4">tipo de licencia que los desarrolladores de</text:span></text:span><text:span text:style-name="Strong_20_Emphasis"><text:span text:style-name="T5"> </text:span></text:span><text:span text:style-name="Strong_20_Emphasis"><text:span text:style-name="Emphasis"><text:span text:style-name="T4">software</text:span></text:span></text:span><text:span text:style-name="Strong_20_Emphasis"><text:span text:style-name="Emphasis"><text:span text:style-name="T5"> </text:span></text:span></text:span><text:span text:style-name="Strong_20_Emphasis"><text:span text:style-name="T4">suministran a los fabricantes de</text:span></text:span><text:span text:style-name="Strong_20_Emphasis"><text:span text:style-name="T5"> </text:span></text:span><text:span text:style-name="Strong_20_Emphasis"><text:span text:style-name="Emphasis"><text:span text:style-name="T4">hardware</text:span></text:span></text:span><text:span text:style-name="Strong_20_Emphasis"><text:span text:style-name="Emphasis"><text:span text:style-name="T5"> </text:span></text:span></text:span><text:span text:style-name="Strong_20_Emphasis"><text:span text:style-name="T4">para que las empleen en el ensamblaje de sus propios producto</text:span></text:span><text:span text:style-name="T4">s.</text:span><text:span text:style-name="T5"> Es limitada la propiedad del software por el comprador, ya que el fabricante puede imponer un máximo de reistalaciones.<text:line-break/>La licencia retail es de entera disposición el comprador pudiendo transferirla de un ordenador a otro.</text:span></text:p>
        </text:list-item>
        <text:list-item>
          <text:p text:style-name="P10">Indica dos aplicaciones ofimáticas comercializadas en la actualidad.<text:line-break/><text:span text:style-name="T9">Libreoffice, onlyoffice, microsoft office</text:span><text:span text:style-name="T10">, openoffice</text:span><text:span text:style-name="T9">...</text:span></text:p>
        </text:list-item>
      </text:list>
      <text:p text:style-name="P1">2. Tarea de Investigación sobre LibreOffice.org:</text:p>
      <text:list text:style-name="L2">
        <text:list-item>
          <text:p text:style-name="P13"><text:span text:style-name="T4">¿En qué Sistemas Operativos </text:span><text:span text:style-name="T6">p</text:span><text:span text:style-name="T4">uedo utilizar LibreOffice?<text:line-break/></text:span><text:span text:style-name="T5">Libreoffice se puede usar en cualquier sistema operativo.</text:span></text:p>
        </text:list-item>
        <text:list-item>
          <text:p text:style-name="P9"><text:span text:style-name="T2">¿Qué requisitos de hardware debo cumplir para emplear LibreOffice?<text:line-break/></text:span><text:span text:style-name="T7">PC compatible con Pentium (Pentium III, Athlon, aunque se recomienda un sistema más reciente)</text:span><text:span text:style-name="T8">, </text:span><text:span text:style-name="T7">256 MB de RAM (se recomiendan 512 MB de RAM)</text:span><text:span text:style-name="T8">, a</text:span><text:span text:style-name="T7">l menos 1,5 GB disponibles en el disco duro</text:span><text:span text:style-name="T8">, r</text:span><text:span text:style-name="T7">esolución de por lo menos 1024 × 768 (se recomienda más alta), con al menos 256 colores.</text:span></text:p>
        </text:list-item>
        <text:list-item>
          <text:p text:style-name="P9"><text:soft-page-break/><text:span text:style-name="T2">¿Puedo Utilizar LibreOffice en mi comercio o en los negocios o es ilegal</text:span><text:span text:style-name="T3">?<text:line-break/>Libreoffice es completamente legal.</text:span></text:p>
        </text:list-item>
        <text:list-item>
          <text:p text:style-name="P11">¿Se puede actualizar LibreOffice?<text:line-break/><text:span text:style-name="T9">Se puede actualizar siempre que las capacidades de tu ordenador lo permitan.</text:span></text:p>
        </text:list-item>
        <text:list-item>
          <text:p text:style-name="P11">¿LibreOffice.org tiene compatibilidad con otros formatos de archivos como los de Microsoft Office?<text:line-break/>LibreOffice puede abrir y guardar documentos en los formatos de Microsoft Office, entre ellos los formatos de Microsoft Office Open XML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list-style-name="Numbering_20_123" style:class="extra" style:master-page-name="">
      <style:paragraph-properties style:page-number="auto" text:number-lines="false" text:line-number="0">
        <style:tab-stops>
          <style:tab-stop style:position="7.795cm" style:type="center"/>
          <style:tab-stop style:position="15.589cm" style:type="right"/>
        </style:tab-stops>
        <style:drop-cap/>
      </style:paragraph-properties>
      <style:text-properties style:font-name="Arial1" fo:font-family="Arial" style:font-style-name="Normal" style:font-family-generic="swiss" style:font-pitch="variable" fo:font-size="8pt"/>
    </style:style>
    <style:style style:name="Footer" style:family="paragraph" style:next-style-name="Numbering_20_1_20_Cont." style:list-style-name="Numbering_20_123" style:class="extra" style:master-page-name="Footnote">
      <style:paragraph-properties fo:hyphenation-ladder-count="no-limit" style:page-number="2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1" fo:font-family="Arial" style:font-style-name="Normal" style:font-family-generic="swiss" style:font-pitch="variable" fo:font-size="8pt" officeooo:rsid="001746d9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8pt" style:font-size-asian="7pt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age_20_Number" style:display-name="Page Number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 text:consecutive-numbering="true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list-style-name="Numbering_20_123" style:master-page-name="Footnote">
      <loext:graphic-properties draw:fill="none"/>
      <style:paragraph-properties fo:margin-left="0.7cm" fo:margin-right="0cm" fo:text-align="start" style:justify-single-word="false" fo:hyphenation-ladder-count="no-limit" fo:text-indent="-0.7cm" style:auto-text-indent="false" style:page-number="2" fo:background-color="transparent" text:number-lines="false" text:line-number="0">
        <style:tab-stops>
          <style:tab-stop style:position="4.209cm" style:type="center"/>
          <style:tab-stop style:position="15.589cm" style:type="right"/>
        </style:tab-stops>
      </style:paragraph-properties>
      <style:text-properties fo:font-size="11pt" officeooo:rsid="001746d9" officeooo:paragraph-rsid="001746d9" style:font-size-asian="11pt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Footer" style:list-style-name="Numbering_20_123"/>
    <style:style style:name="MT1" style:family="text">
      <style:text-properties fo:background-color="#ffffff" loext:char-shading-value="0"/>
    </style:style>
    <style:style style:name="MT2" style:family="text">
      <style:text-properties officeooo:rsid="0018ce01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3cm" fo:margin-right="3cm" fo:margin-top="0cm" fo:background-color="transparent" style:dynamic-spacing="tru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list xml:id="list1285177142" text:style-name="Numbering_20_123">
          <text:list-header>
            <text:p text:style-name="MP1"><text:span text:style-name="MT1"><text:page-number text:select-page="current">2</text:page-number></text:span><text:span text:style-name="MT2"><text:tab/></text:span>Enrique Martínez Añón</text:p>
          </text:list-header>
        </text:list>
      </style:footer>
    </style:master-page>
    <style:master-page style:name="Footnote" style:page-layout-name="Mpm2" draw:style-name="Mdp2">
      <style:footer>
        <text:list xml:id="list215648751810340" text:continue-numbering="true" text:style-name="Numbering_20_123">
          <text:list-item>
            <text:p text:style-name="MP2"/>
          </text:list-item>
        </text:list>
      </style:footer>
    </style:master-page>
    <style:master-page style:name="First_20_Page" style:display-name="First Page" style:page-layout-name="Mpm3" draw:style-name="Mdp2" style:next-style-name="Standard"/>
    <style:master-page style:name="Left_20_Page" style:display-name="Left Page" style:page-layout-name="Mpm4" draw:style-name="Mdp2" style:next-style-name="Right_20_Page"/>
    <style:master-page style:name="Right_20_Page" style:display-name="Right Page" style:page-layout-name="Mpm5" draw:style-name="Mdp2" style:next-style-name="Left_20_Page"/>
    <style:master-page style:name="Envelope" style:page-layout-name="Mpm6" draw:style-name="Mdp2"/>
    <style:master-page style:name="Index" style:page-layout-name="Mpm3" draw:style-name="Mdp2"/>
    <style:master-page style:name="HTML" style:page-layout-name="Mpm7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00:39:42.492726839</meta:creation-date>
    <dc:date>2022-10-06T21:56:47.683332690</dc:date>
    <meta:editing-duration>PT1H59M57S</meta:editing-duration>
    <meta:editing-cycles>4</meta:editing-cycles>
    <meta:generator>LibreOffice/7.4.1.2$Linux_X86_64 LibreOffice_project/40$Build-2</meta:generator>
    <meta:document-statistic meta:table-count="0" meta:image-count="0" meta:object-count="0" meta:page-count="2" meta:paragraph-count="25" meta:word-count="414" meta:character-count="2618" meta:non-whitespace-character-count="2238"/>
  </office:meta>
</office:document-meta>
</file>